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1" calcext:value-type="float">
            <text:p>2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00" calcext:value-type="float">
            <text:p>100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1" calcext:value-type="float">
            <text:p>11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00" calcext:value-type="float">
            <text:p>100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8" calcext:value-type="float">
            <text:p>98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8" calcext:value-type="float">
            <text:p>18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9" calcext:value-type="float">
            <text:p>79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2" calcext:value-type="float">
            <text:p>42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00" calcext:value-type="float">
            <text:p>100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00" calcext:value-type="float">
            <text:p>100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9" calcext:value-type="float">
            <text:p>79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4" calcext:value-type="float">
            <text:p>64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8" calcext:value-type="float">
            <text:p>98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0" calcext:value-type="float">
            <text:p>80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3" calcext:value-type="float">
            <text:p>43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4" calcext:value-type="float">
            <text:p>74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2" calcext:value-type="float">
            <text:p>5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5" calcext:value-type="float">
            <text:p>25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2" calcext:value-type="float">
            <text:p>42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4" calcext:value-type="float">
            <text:p>84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4" calcext:value-type="float">
            <text:p>84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7" calcext:value-type="float">
            <text:p>47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8" calcext:value-type="float">
            <text:p>38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6" calcext:value-type="float">
            <text:p>56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2" calcext:value-type="float">
            <text:p>42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5" calcext:value-type="float">
            <text:p>75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9" calcext:value-type="float">
            <text:p>89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" calcext:value-type="float">
            <text:p>6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4" calcext:value-type="float">
            <text:p>64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6" calcext:value-type="float">
            <text:p>96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2" calcext:value-type="float">
            <text:p>52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" calcext:value-type="float">
            <text:p>6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5" calcext:value-type="float">
            <text:p>75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7" calcext:value-type="float">
            <text:p>47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6" calcext:value-type="float">
            <text:p>96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3" calcext:value-type="float">
            <text:p>53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2" calcext:value-type="float">
            <text:p>22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2" calcext:value-type="float">
            <text:p>22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" calcext:value-type="float">
            <text:p>1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9" calcext:value-type="float">
            <text:p>39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2" calcext:value-type="float">
            <text:p>32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4" calcext:value-type="float">
            <text:p>64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1" calcext:value-type="float">
            <text:p>11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9" calcext:value-type="float">
            <text:p>49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8" calcext:value-type="float">
            <text:p>98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5" calcext:value-type="float">
            <text:p>45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2" calcext:value-type="float">
            <text:p>82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5" calcext:value-type="float">
            <text:p>15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1" calcext:value-type="float">
            <text:p>31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4" calcext:value-type="float">
            <text:p>14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2" calcext:value-type="float">
            <text:p>22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6" calcext:value-type="float">
            <text:p>96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6" calcext:value-type="float">
            <text:p>26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1" calcext:value-type="float">
            <text:p>11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6" calcext:value-type="float">
            <text:p>86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9" calcext:value-type="float">
            <text:p>59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2" calcext:value-type="float">
            <text:p>92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5" calcext:value-type="float">
            <text:p>45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6" calcext:value-type="float">
            <text:p>86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5" calcext:value-type="float">
            <text:p>25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3" calcext:value-type="float">
            <text:p>83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0" calcext:value-type="float">
            <text:p>90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6" calcext:value-type="float">
            <text:p>56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" calcext:value-type="float">
            <text:p>4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6" calcext:value-type="float">
            <text:p>86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1" calcext:value-type="float">
            <text:p>31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9" calcext:value-type="float">
            <text:p>19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3" calcext:value-type="float">
            <text:p>43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3" calcext:value-type="float">
            <text:p>43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4" calcext:value-type="float">
            <text:p>94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5" calcext:value-type="float">
            <text:p>55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0" calcext:value-type="float">
            <text:p>10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8" calcext:value-type="float">
            <text:p>18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0" calcext:value-type="float">
            <text:p>10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4" calcext:value-type="float">
            <text:p>74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0" calcext:value-type="float">
            <text:p>40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9" calcext:value-type="float">
            <text:p>89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8" calcext:value-type="float">
            <text:p>28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8" calcext:value-type="float">
            <text:p>78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9" calcext:value-type="float">
            <text:p>99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3" calcext:value-type="float">
            <text:p>73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" calcext:value-type="float">
            <text:p>9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0" calcext:value-type="float">
            <text:p>10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7" calcext:value-type="float">
            <text:p>9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0" calcext:value-type="float">
            <text:p>30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4" calcext:value-type="float">
            <text:p>64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3" calcext:value-type="float">
            <text:p>33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6" calcext:value-type="float">
            <text:p>96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0" calcext:value-type="float">
            <text:p>50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1" calcext:value-type="float">
            <text:p>61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5" calcext:value-type="float">
            <text:p>95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9" calcext:value-type="float">
            <text:p>69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8" calcext:value-type="float">
            <text:p>68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7" calcext:value-type="float">
            <text:p>67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1" calcext:value-type="float">
            <text:p>51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8" calcext:value-type="float">
            <text:p>58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0" calcext:value-type="float">
            <text:p>10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2" calcext:value-type="float">
            <text:p>62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6" calcext:value-type="float">
            <text:p>6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" calcext:value-type="float">
            <text:p>2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1" calcext:value-type="float">
            <text:p>71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6" calcext:value-type="float">
            <text:p>46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9" calcext:value-type="float">
            <text:p>29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4" calcext:value-type="float">
            <text:p>44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5" calcext:value-type="float">
            <text:p>85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5" calcext:value-type="float">
            <text:p>65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31" calcext:value-type="float">
            <text:p>31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16" calcext:value-type="float">
            <text:p>16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6" calcext:value-type="float">
            <text:p>86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9" calcext:value-type="float">
            <text:p>79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" calcext:value-type="float">
            <text:p>7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6" calcext:value-type="float">
            <text:p>36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0" calcext:value-type="float">
            <text:p>60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2" calcext:value-type="float">
            <text:p>52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91" calcext:value-type="float">
            <text:p>91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0" calcext:value-type="float">
            <text:p>80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93" calcext:value-type="float">
            <text:p>93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7" calcext:value-type="float">
            <text:p>57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20" calcext:value-type="float">
            <text:p>20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0" calcext:value-type="float">
            <text:p>70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3" calcext:value-type="float">
            <text:p>4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4" calcext:value-type="float">
            <text:p>34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7" calcext:value-type="float">
            <text:p>2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4" calcext:value-type="float">
            <text:p>74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7" calcext:value-type="float">
            <text:p>37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2" calcext:value-type="float">
            <text:p>12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17" calcext:value-type="float">
            <text:p>17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" calcext:value-type="float">
            <text:p>8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3" calcext:value-type="float">
            <text:p>63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4" calcext:value-type="float">
            <text:p>24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6" calcext:value-type="float">
            <text:p>76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8" calcext:value-type="float">
            <text:p>48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5" calcext:value-type="float">
            <text:p>45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0" calcext:value-type="float">
            <text:p>80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72" calcext:value-type="float">
            <text:p>72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35" calcext:value-type="float">
            <text:p>35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87" calcext:value-type="float">
            <text:p>87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3" calcext:value-type="float">
            <text:p>3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6" calcext:value-type="float">
            <text:p>5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41" calcext:value-type="float">
            <text:p>41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5" calcext:value-type="float">
            <text:p>5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25" calcext:value-type="float">
            <text:p>25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69" calcext:value-type="float">
            <text:p>69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54" calcext:value-type="float">
            <text:p>54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3" calcext:value-type="float">
            <text:p>13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66" calcext:value-type="float">
            <text:p>66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2" calcext:value-type="float">
            <text:p>42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11" calcext:value-type="float">
            <text:p>11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47" calcext:value-type="float">
            <text:p>47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1" calcext:value-type="float">
            <text:p>81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2)" office:value-type="float" office:value="2" calcext:value-type="float">
            <text:p>2</text:p>
          </table:table-cell>
        </table:table-row>
        <table:table-row table:style-name="ro1">
          <table:table-cell table:formula="of:=ROUND(RAND()*99+1)" office:value-type="float" office:value="75" calcext:value-type="float">
            <text:p>75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2)" office:value-type="float" office:value="0" calcext:value-type="float">
            <text:p>0</text:p>
          </table:table-cell>
        </table:table-row>
        <table:table-row table:style-name="ro1">
          <table:table-cell table:formula="of:=ROUND(RAND()*99+1)" office:value-type="float" office:value="89" calcext:value-type="float">
            <text:p>8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88" calcext:value-type="float">
            <text:p>8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2)" office:value-type="float" office:value="1" calcext:value-type="float">
            <text:p>1</text:p>
          </table:table-cell>
        </table:table-row>
        <table:table-row table:style-name="ro1">
          <table:table-cell table:formula="of:=ROUND(RAND()*99+1)" office:value-type="float" office:value="77" calcext:value-type="float">
            <text:p>77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3:40:45.045210324</meta:creation-date>
    <dc:date>2017-08-28T23:55:05.013993180</dc:date>
    <meta:editing-duration>PT4M8S</meta:editing-duration>
    <meta:editing-cycles>1</meta:editing-cycles>
    <meta:document-statistic meta:table-count="1" meta:cell-count="1500" meta:object-count="0"/>
    <meta:generator>LibreOffice/5.1.6.2$Linux_X86_64 LibreOffice_project/10m0$Build-2</meta:generator>
  </office:meta>
</office:document-meta>
</file>